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layer="layout" svg:width="22.676cm" svg:height="3.978cm" svg:x="2.724cm" svg:y="6.543cm">
          <draw:text-box>
            <text:p>Finding Motifs in <text:span text:style-name="T1">Paramecium</text:span>:</text:p>
            <text:p>A Long and Hard Ques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宋体" style:font-family-generic-asian="system" style:font-pitch-asian="variable" style:font-size-asian="44pt" style:language-asian="zh" style:country-asian="CN" style:font-style-asian="normal" style:font-weight-asian="normal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8T14:54:26</meta:creation-date>
    <dc:date>2014-06-18T15:20:20</dc:date>
    <meta:editing-duration>PT10M11S</meta:editing-duration>
    <meta:editing-cycles>1</meta:editing-cycles>
    <meta:document-statistic meta:object-count="25"/>
    <meta:generator>LibreOffice/3.6$MacOSX_x86 LibreOffice_project/e29a214-2bbed72-0621de6-a97528c-8f066d</meta:generator>
  </office:meta>
</office:document-meta>
</file>